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0000001E04B9F54137365956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bc41" officeooo:paragraph-rsid="000abc4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width="16.933cm" svg:height="12.7cm" draw:z-index="0"><draw:image xlink:href="Pictures/1000000000000280000001E04B9F541373659569.png" xlink:type="simple" xlink:show="embed" xlink:actuate="onLoad" loext:mime-type="image/png"/></draw:frame></text:p>
      <text:p text:style-name="P1"/>
      <text:p text:style-name="P1">Romane Iak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0T09:26:30.305000000</meta:creation-date>
    <meta:print-date>2021-09-20T09:27:38.691000000</meta:print-date>
    <dc:date>2021-09-20T09:28:42.922000000</dc:date>
    <meta:editing-duration>PT2M13S</meta:editing-duration>
    <meta:editing-cycles>1</meta:editing-cycles>
    <meta:document-statistic meta:table-count="0" meta:image-count="1" meta:object-count="0" meta:page-count="1" meta:paragraph-count="1" meta:word-count="2" meta:character-count="11" meta:non-whitespace-character-count="10"/>
    <meta:generator>LibreOffice/6.2.4.2$Windows_X86_64 LibreOffice_project/2412653d852ce75f65fbfa83fb7e7b669a126d64</meta:generator>
  </office:meta>
</office:document-meta>
</file>